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bany" svg:font-family="Albany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11cda4" officeooo:paragraph-rsid="0011cda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1cda4" officeooo:paragraph-rsid="001c6324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officeooo:rsid="0011cda4" officeooo:paragraph-rsid="0011cda4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officeooo:rsid="0011cda4" officeooo:paragraph-rsid="001c6324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officeooo:rsid="0015a41d" officeooo:paragraph-rsid="0015a41d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4pt" officeooo:rsid="0015a41d" officeooo:paragraph-rsid="001c6324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Arial" fo:font-size="14pt" officeooo:rsid="0018713e" officeooo:paragraph-rsid="001c6324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officeooo:rsid="0018713e" officeooo:paragraph-rsid="0018713e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size="14pt" officeooo:rsid="0018713e" officeooo:paragraph-rsid="001c632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type="double" style:text-underline-width="auto" style:text-underline-color="font-color" fo:font-weight="bold" officeooo:rsid="0011cda4" officeooo:paragraph-rsid="001c632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officeooo:rsid="0013d4cf" officeooo:paragraph-rsid="001c6324"/>
    </style:style>
    <style:style style:name="P12" style:family="paragraph" style:parent-style-name="Strophe">
      <style:paragraph-properties fo:break-before="page"/>
    </style:style>
    <style:style style:name="P13" style:family="paragraph" style:parent-style-name="Heading_20_1">
      <style:paragraph-properties fo:text-align="center" style:justify-single-word="false"/>
      <style:text-properties style:font-name="Arial" fo:font-size="20pt" style:text-underline-style="solid" style:text-underline-type="double" style:text-underline-width="auto" style:text-underline-color="font-color" style:font-size-asian="20pt" style:font-size-complex="20pt"/>
    </style:style>
    <style:style style:name="T1" style:family="text">
      <style:text-properties officeooo:rsid="0015a41d"/>
    </style:style>
    <style:style style:name="T2" style:family="text">
      <style:text-properties officeooo:rsid="001b7daa"/>
    </style:style>
    <style:style style:name="T3" style:family="text">
      <style:text-properties fo:font-variant="normal" fo:text-transform="none" fo:color="#181615" fo:letter-spacing="normal" fo:font-weight="normal"/>
    </style:style>
    <style:style style:name="T4" style:family="text">
      <style:text-properties fo:font-variant="normal" fo:text-transform="none" fo:color="#181615" fo:letter-spacing="normal" fo:font-weight="normal" officeooo:rsid="0011cda4"/>
    </style:style>
    <style:style style:name="T5" style:family="text">
      <style:text-properties officeooo:rsid="001c63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aleńc</text:h>
      <text:p text:style-name="P1"/>
      <text:p text:style-name="Strophe">Paleńc, paleńc, ten musy pity byś!</text:p>
      <text:p text:style-name="Strophe">Paleńc, paleńc, ten musy pity byś!</text:p>
      <text:p text:style-name="Strophe">Gaž ja njamam paleńca,</text:p>
      <text:p text:style-name="Strophe">mě ga bóli wutšoba.</text:p>
      <text:p text:style-name="Strophe">Paleńc, paleńc, ten musy pity byś!</text:p>
      <text:p text:style-name="P3"/>
      <text:p text:style-name="Strophe">Piwo, piwo, to musy pit<text:span text:style-name="T1">e</text:span> b<text:span text:style-name="T1">yś!</text:span></text:p>
      <text:p text:style-name="Strophe">Piwo, piwo, to musy pite byś!</text:p>
      <text:p text:style-name="Strophe">Gaž ja njamam piwa dosć</text:p>
      <text:p text:style-name="Strophe">njamógu mě mócy rosć.</text:p>
      <text:p text:style-name="Strophe">Piwo, piwo, to musy pit<text:span text:style-name="T1">e</text:span> b<text:span text:style-name="T1">yś!</text:span></text:p>
      <text:p text:style-name="P5"/>
      <text:p text:style-name="Strophe">Winko, winko, to pił jo gnadny kněz.</text:p>
      <text:p text:style-name="Strophe">Winko, winko, to pił jo gnadny kněz.</text:p>
      <text:p text:style-name="Strophe">Něnt smy kněza wugnali,</text:p>
      <text:p text:style-name="Strophe">winko sami wupili.</text:p>
      <text:p text:style-name="Strophe">Winko, winko, to pił jo gnadny kněz.</text:p>
      <text:p text:style-name="P8"/>
      <text:p text:style-name="Strophe">Źowćko, źowćko, to musy lube byś!</text:p>
      <text:p text:style-name="Strophe">Źowćko, źowćko, to musy lube byś!</text:p>
      <text:p text:style-name="Strophe">Gaž ja njamam źowcycku,</text:p>
      <text:p text:style-name="Strophe">to mam tužnu wutšobu.</text:p>
      <text:p text:style-name="Strophe">Źowćko, źowćko, to musy lube byś!</text:p>
      <text:p text:style-name="P7"/>
      <text:p text:style-name="Strophe"><text:span text:style-name="T5">Łužyca, Łužyca, ta musy serbska byś</text:span>!</text:p>
      <text:p text:style-name="Strophe"><text:span text:style-name="T5">Łužyca, Łužyca, ta musy serbska byś</text:span>!</text:p>
      <text:p text:style-name="Strophe">Gaź ja njamam Łužycu,</text:p>
      <text:p text:style-name="Strophe">to ja randalěruju!</text:p>
      <text:p text:style-name="Strophe"><text:span text:style-name="T5">Łužyca, Łužyca, ta musy serbska byś</text:span>!</text:p>
      <text:p text:style-name="P12"/>
      <text:p text:style-name="P10">Paleńc</text:p>
      <text:p text:style-name="P2"/>
      <text:p text:style-name="Strophe-Lied2">Paleńc, paleńc, ten musy pity byś!</text:p>
      <text:p text:style-name="Strophe-Lied2">(<text:span text:style-name="T3">Daj mě hyšći jaden</text:span>)</text:p>
      <text:p text:style-name="Strophe-Lied2">Paleńc, paleńc, ten musy pity byś!</text:p>
      <text:p text:style-name="Strophe-Lied2">Gaž ja njamam paleńca,</text:p>
      <text:p text:style-name="Strophe-Lied2">mě ga bóli wutšoba.</text:p>
      <text:p text:style-name="Strophe-Lied2">Paleńc, paleńc, ten musy pity byś!</text:p>
      <text:p text:style-name="P4"/>
      <text:p text:style-name="Strophe-Lied2">Piwo, piwo, to musy pit<text:span text:style-name="T1">e</text:span> b<text:span text:style-name="T1">yś!</text:span></text:p>
      <text:p text:style-name="Strophe-Lied2"><text:span text:style-name="T2">(</text:span><text:span text:style-name="T4">Daj mě hyšći jadno</text:span><text:span text:style-name="T2">)</text:span></text:p>
      <text:p text:style-name="Strophe-Lied2">Piwo, piwo, to musy pit<text:span text:style-name="T1">e</text:span> b<text:span text:style-name="T1">yś!</text:span></text:p>
      <text:p text:style-name="Strophe-Lied2">Gaž ja njamam piwa dosć</text:p>
      <text:p text:style-name="Strophe-Lied2">njamógu mě mócy rosć.</text:p>
      <text:p text:style-name="Strophe-Lied2">Piwo, piwo, to musy pit<text:span text:style-name="T1">e</text:span> b<text:span text:style-name="T1">yś!</text:span></text:p>
      <text:p text:style-name="P6"/>
      <text:p text:style-name="Strophe-Lied2">Winko, winko, to pił jo gnadny kněz.</text:p>
      <text:p text:style-name="Strophe-Lied2">Winko, winko, to pił jo gnadny kněz.</text:p>
      <text:p text:style-name="Strophe-Lied2">Něnt smy kněza wugnali,</text:p>
      <text:p text:style-name="Strophe-Lied2">winko sami wupili.</text:p>
      <text:p text:style-name="Strophe-Lied2">Winko, winko, to pił jo gnadny kněz.</text:p>
      <text:p text:style-name="P9"/>
      <text:p text:style-name="Strophe-Lied2">Źowćko, źowćko, to musy lube byś!</text:p>
      <text:p text:style-name="Strophe-Lied2">Źowćko, źowćko, to musy lube byś!</text:p>
      <text:p text:style-name="Strophe-Lied2">Gaž ja njamam źowcycku,</text:p>
      <text:p text:style-name="Strophe-Lied2">to mam tužnu wutšobu.</text:p>
      <text:p text:style-name="Strophe-Lied2">Źowćko, źowćko, to musy lube byś!</text:p>
      <text:p text:style-name="P7"/>
      <text:p text:style-name="Strophe-Lied2"><text:span text:style-name="T5">Łužyca, Łužyca, ta musy serbska byś</text:span>!</text:p>
      <text:p text:style-name="Strophe-Lied2"><text:span text:style-name="T5">Łužyca, Łužyca, ta musy serbska byś</text:span>!</text:p>
      <text:p text:style-name="Strophe-Lied2">Gaź ja njamam Łužycu,</text:p>
      <text:p text:style-name="Strophe-Lied2">to ja randalěruju!</text:p>
      <text:p text:style-name="Strophe-Lied2"><text:span text:style-name="T5">Łužyca, Łužyca, ta musy serbska byś</text:span>!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bany" svg:font-family="Albany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bany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lbany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lbany" fo:font-family="Albany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lbany" fo:font-family="Albany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bany" fo:font-family="Albany" style:font-family-generic="swiss" style:font-size-asian="12pt" style:font-name-complex="FreeSans1" style:font-family-complex="FreeSans" style:font-family-generic-complex="swiss"/>
    </style:style>
    <style:style style:name="Strophe" style:family="paragraph" style:parent-style-name="Standard">
      <style:paragraph-properties fo:margin-top="0cm" fo:margin-bottom="0cm" loext:contextual-spacing="false" fo:line-height="150%" fo:text-align="center" style:justify-single-word="false" style:writing-mode="page"/>
      <style:text-properties style:font-name="Arial" fo:font-family="Arial" style:font-family-generic="swiss" style:font-pitch="variable" fo:font-size="14pt" officeooo:rsid="0011cda4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phe-Lied2" style:family="paragraph" style:parent-style-name="Standard">
      <style:paragraph-properties fo:margin-top="0cm" fo:margin-bottom="0cm" loext:contextual-spacing="false" style:line-height-at-least="0.7cm" fo:text-align="center" style:justify-single-word="false" style:writing-mode="page"/>
      <style:text-properties style:font-name="Arial" fo:font-family="Arial" style:font-family-generic="swiss" style:font-pitch="variable" fo:font-size="14pt" officeooo:rsid="0011cda4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7-30T23:52:01.784345763</meta:creation-date>
    <dc:date>2020-06-30T23:30:01.948871991</dc:date>
    <meta:editing-duration>PT55M1S</meta:editing-duration>
    <meta:editing-cycles>12</meta:editing-cycles>
    <meta:generator>LibreOffice/6.4.4.2$Linux_X86_64 LibreOffice_project/40$Build-2</meta:generator>
    <dc:title>Paleńc</dc:title>
    <dc:description>2 Versionen
2. Version mit dem Zwischenruf: "Daj mě hyšći jaden"</dc:description>
    <dc:creator>Sven Eichler</dc:creator>
    <meta:document-statistic meta:table-count="0" meta:image-count="0" meta:object-count="0" meta:page-count="2" meta:paragraph-count="54" meta:word-count="274" meta:character-count="1478" meta:non-whitespace-character-count="1258"/>
  </office:meta>
</office:document-meta>
</file>